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993e" officeooo:paragraph-rsid="001d993e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none" officeooo:rsid="001f5190" officeooo:paragraph-rsid="001f5190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officeooo:rsid="001d993e" officeooo:paragraph-rsid="001d993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f5190" officeooo:paragraph-rsid="001d993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f5190" officeooo:paragraph-rsid="001f519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f5190" officeooo:paragraph-rsid="001f5190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officeooo:rsid="001f5190" officeooo:paragraph-rsid="001f5190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086c0" officeooo:paragraph-rsid="002086c0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2e09a" officeooo:paragraph-rsid="0022e09a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officeooo:rsid="001d993e" officeooo:paragraph-rsid="0022e09a"/>
    </style:style>
    <style:style style:name="P11" style:family="paragraph" style:parent-style-name="Standard">
      <style:paragraph-properties fo:text-align="start" style:justify-single-word="false"/>
      <style:text-properties fo:color="#800000" fo:font-size="12pt" fo:font-style="normal" style:text-underline-style="none" officeooo:rsid="002086c0" officeooo:paragraph-rsid="002086c0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f5190" style:font-size-asian="12pt" style:font-size-complex="12pt"/>
    </style:style>
    <style:style style:name="T3" style:family="text">
      <style:text-properties officeooo:rsid="00219e04"/>
    </style:style>
    <style:style style:name="T4" style:family="text">
      <style:text-properties fo:color="#800000"/>
    </style:style>
    <style:style style:name="T5" style:family="text">
      <style:text-properties fo:color="#800000" fo:font-size="12pt" style:font-size-asian="12pt" style:font-size-complex="12pt"/>
    </style:style>
    <style:style style:name="T6" style:family="text">
      <style:text-properties fo:color="#800000" fo:font-size="12pt" officeooo:rsid="001f5190" style:font-size-asian="12pt" style:font-size-complex="12pt"/>
    </style:style>
    <style:style style:name="T7" style:family="text">
      <style:text-properties fo:color="#800000" officeooo:rsid="00219e04"/>
    </style:style>
    <style:style style:name="T8" style:family="text">
      <style:text-properties fo:font-size="9pt" style:font-size-asian="9pt" style:font-size-complex="9pt"/>
    </style:style>
    <style:style style:name="gr1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dovick DESHAYES <text:s text:c="38"/>DM de Maths <text:s/></text:p>
      <text:p text:style-name="P1"/>
      <text:p text:style-name="P1"/>
      <text:p text:style-name="P2">Exercice 1 :</text:p>
      <text:p text:style-name="P2"/>
      <text:p text:style-name="P1"><text:tab/><text:span text:style-name="T1">1/ On augmente de 1,2 et on baisse de 0,8 puis on fait le calcul 1,2*0,8=0,96 donc cela nous fait </text:span><text:span text:style-name="T5">une baisse de 4 %</text:span></text:p>
      <text:p text:style-name="P3"/>
      <text:p text:style-name="P3"><text:tab/>2/ On f<text:tab/>ait 21 000/0,3= 70 000 pour connaître le prix initial ce qui nous fait <text:span text:style-name="T4">une baisse de 0,30</text:span></text:p>
      <text:p text:style-name="P3"><draw:frame text:anchor-type="paragraph" draw:z-index="0" draw:name="Forme1" draw:style-name="gr1" draw:text-style-name="P12" svg:width="0.941cm" svg:height="0.368cm" svg:x="15.217cm" svg:y="0.441cm"><draw:text-box><text:p><text:span text:style-name="T8">10</text:span></text:p></draw:text-box></draw:frame></text:p>
      <text:p text:style-name="P3"><text:tab/>3/ <text:span text:style-name="T4">Sa taille en 2029 sera de 134 000 individus</text:span> car on à une évolution de 1,34 car on a 1,03 <text:s text:c="3"/>ce qui fait 1,34*100 000 = 134 000</text:p>
      <text:p text:style-name="P3"><draw:frame text:anchor-type="paragraph" draw:z-index="1" draw:name="Forme1" draw:style-name="gr1" draw:text-style-name="P12" svg:width="0.941cm" svg:height="0.368cm" svg:x="1.252cm" svg:y="0.399cm"><draw:text-box><text:p><text:span text:style-name="T8">5</text:span></text:p></draw:text-box></draw:frame></text:p>
      <text:p text:style-name="P1"><text:span text:style-name="T1"><text:tab/>4/ 1,03 <text:s text:c="2"/>= 1,16 soit 1,16, <text:s/></text:span><text:span text:style-name="T5"><text:s/></text:span><text:span text:style-name="T6">l’indice en 2024 sera 1,16</text:span></text:p>
      <text:p text:style-name="P3"/>
      <text:p text:style-name="P10"><text:span text:style-name="T1"><text:tab/>5/ </text:span><text:span text:style-name="T2">L</text:span><text:span text:style-name="T1">e coefficient multiplicateur est </text:span><text:span text:style-name="T2">1,4, </text:span><text:span text:style-name="T6">c’est une augmentation de 40 %</text:span><text:span text:style-name="T2">, 100 000*1,4= </text:span></text:p>
      <text:p text:style-name="P10"><text:span text:style-name="T2">140 000 en 2024 </text:span></text:p>
      <text:p text:style-name="P4"><draw:frame text:anchor-type="paragraph" draw:z-index="2" draw:name="Forme1" draw:style-name="gr1" draw:text-style-name="P12" svg:width="0.941cm" svg:height="0.368cm" svg:x="1.164cm" svg:y="0.339cm"><draw:text-box><text:p><text:span text:style-name="T8">10</text:span></text:p></draw:text-box></draw:frame></text:p>
      <text:p text:style-name="P5"><text:tab/>6/ 1,03 <text:s text:c="2"/>=139 700 environ, <text:span text:style-name="T4">cette valeur correspond à une augmentation de 3 %</text:span> vu qu’on est proche avec 139 700</text:p>
      <text:p text:style-name="P5"/>
      <text:p text:style-name="P7"/>
      <text:p text:style-name="P6">Exercice 2 :</text:p>
      <text:p text:style-name="P8"/>
      <text:p text:style-name="P11"><text:s/>Y=0,18+82</text:p>
      <text:p text:style-name="P8"/>
      <text:p text:style-name="P8">Pour trouver l’année 2018 on fait <text:span text:style-name="T7">(</text:span><text:span text:style-name="T4">0,18*23+82=86,14</text:span><text:span text:style-name="T7">)</text:span></text:p>
      <text:p text:style-name="P8"/>
      <text:p text:style-name="P9"><text:span text:style-name="T4">L’espérance de vie sera de 86,14</text:span>. Et pour 2021 elle sera de 86,68 car 0,18*26+82= 86,68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2:21:57.858000000</meta:creation-date>
    <dc:date>2020-03-31T13:02:44.646000000</dc:date>
    <meta:editing-duration>PT20M25S</meta:editing-duration>
    <meta:editing-cycles>6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3" meta:word-count="160" meta:character-count="858" meta:non-whitespace-character-count="653"/>
  </office:meta>
</office:document-meta>
</file>